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3255" officeooo:paragraph-rsid="00033255"/>
    </style:style>
    <style:style style:name="P2" style:family="paragraph" style:parent-style-name="Standard" style:list-style-name="L1">
      <style:text-properties officeooo:rsid="00033255" officeooo:paragraph-rsid="00033255"/>
    </style:style>
    <style:style style:name="P3" style:family="paragraph" style:parent-style-name="Standard" style:list-style-name="L3">
      <style:text-properties officeooo:rsid="00033255" officeooo:paragraph-rsid="00033255"/>
    </style:style>
    <style:style style:name="P4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033255" officeooo:paragraph-rsid="00033255" style:font-weight-asian="bold" style:font-weight-complex="bold"/>
    </style:style>
    <style:style style:name="P5" style:family="paragraph" style:parent-style-name="Standard" style:list-style-name="">
      <style:text-properties fo:font-size="16pt" fo:font-style="normal" style:text-underline-style="solid" style:text-underline-width="auto" style:text-underline-color="font-color" fo:font-weight="bold" officeooo:rsid="0004027d" officeooo:paragraph-rsid="0004027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3255" officeooo:paragraph-rsid="0003325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3255" officeooo:paragraph-rsid="00033255" style:font-size-asian="24pt" style:font-weight-asian="bold" style:font-size-complex="24pt" style:font-weight-complex="bold"/>
    </style:style>
    <style:style style:name="P8" style:family="paragraph" style:parent-style-name="Standard" style:list-style-name="L3">
      <style:text-properties officeooo:rsid="0004027d" officeooo:paragraph-rsid="0004027d"/>
    </style:style>
    <style:style style:name="P9" style:family="paragraph" style:parent-style-name="Standard">
      <style:text-properties officeooo:rsid="0004027d" officeooo:paragraph-rsid="0004027d"/>
    </style:style>
    <style:style style:name="P10" style:family="paragraph" style:parent-style-name="Standard">
      <style:paragraph-properties fo:text-align="center" style:justify-single-word="false"/>
      <style:text-properties officeooo:rsid="0004027d" officeooo:paragraph-rsid="0004027d"/>
    </style:style>
    <style:style style:name="P11" style:family="paragraph" style:parent-style-name="Standard" style:list-style-name="L3">
      <style:paragraph-properties fo:break-before="page"/>
      <style:text-properties fo:font-size="16pt" fo:font-style="normal" style:text-underline-style="solid" style:text-underline-width="auto" style:text-underline-color="font-color" fo:font-weight="bold" officeooo:rsid="0004027d" officeooo:paragraph-rsid="0004027d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4027d" officeooo:paragraph-rsid="0004027d"/>
    </style:style>
    <style:style style:name="P13" style:family="paragraph" style:parent-style-name="Table_20_Contents" style:list-style-name="L4">
      <style:text-properties officeooo:rsid="0004027d" officeooo:paragraph-rsid="0004027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 style:list-style-name="L4">
      <style:text-properties officeooo:paragraph-rsid="0004027d"/>
    </style:style>
    <style:style style:name="P16" style:family="paragraph" style:parent-style-name="Header">
      <style:text-properties officeooo:rsid="00033255" officeooo:paragraph-rsid="00033255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0402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apitre 2</text:p>
      <text:p text:style-name="P6">L’immunité adaptative, prolongement de l’immunité innée</text:p>
      <text:p text:style-name="P1"/>
      <text:p text:style-name="P1">Les cellules de l’immunité adaptative sont des lymphocytes. </text:p>
      <text:p text:style-name="P1">Ils sont produits dans la moelle osseuse et subissent leur maturation (leur aptitude à reconnaître un antigène) dans deux types d’organes lymphoïdes primaires : </text:p>
      <text:list xml:id="list777954106115731548" text:style-name="L1">
        <text:list-item>
          <text:p text:style-name="P2">Lymphocytes B (bone) : moelle osseuse </text:p>
        </text:list-item>
        <text:list-item>
          <text:p text:style-name="P2">Lymphocyte T : thymus </text:p>
        </text:list-item>
      </text:list>
      <text:p text:style-name="P1"/>
      <text:p text:style-name="P1">La maturation consiste en l’expression sur la membrane de récepteurs spécifiques d’un antigène. </text:p>
      <text:p text:style-name="P1"/>
      <text:p text:style-name="P1">Les organes lymphoïdes secondaires : c’est là où les lymphocytes matures rencontrent l’antigène </text:p>
      <text:p text:style-name="P1"/>
      <text:p text:style-name="P1"/>
      <text:list xml:id="list3812051240071418413" text:style-name="L3">
        <text:list-item>
          <text:p text:style-name="P4">Caractéristiques de la réponse immunitaire adaptative</text:p>
          <text:list>
            <text:list-header>
              <text:p text:style-name="P3">Elles sont spécifiques d’un antigène. Elles sont lentes à se déclencher et nécessitent un apprentissage. Elles possèdent une mémoire, et n’existent que chez les vertébrés. </text:p>
              <text:p text:style-name="P3"/>
            </text:list-header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2">Réponse immunitaire adaptative à médiation humorale</text:p>
          </table:table-cell>
          <table:table-cell table:style-name="Tableau1.B1" office:value-type="string">
            <text:p text:style-name="P14"/>
          </table:table-cell>
        </table:table-row>
        <table:table-row>
          <table:table-cell table:style-name="Tableau1.A2" office:value-type="string">
            <text:list xml:id="list855076968494280449" text:style-name="L4">
              <text:list-item>
                <text:p text:style-name="P15"><text:span text:style-name="T3">Protection du milieu intérieur </text:span></text:p>
              </text:list-item>
              <text:list-item>
                <text:p text:style-name="P13">Lymphocytes B </text:p>
              </text:list-item>
              <text:list-item>
                <text:p text:style-name="P13">Antigènes : </text:p>
                <text:list>
                  <text:list-item>
                    <text:p text:style-name="P13">Bactéries extracellulaires </text:p>
                  </text:list-item>
                  <text:list-item>
                    <text:p text:style-name="P13">Virus </text:p>
                  </text:list-item>
                  <text:list-item>
                    <text:p text:style-name="P13">Toxines </text:p>
                  </text:list-item>
                  <text:list-item>
                    <text:p text:style-name="P13">Parasites </text:p>
                  </text:list-item>
                </text:list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5"/>
      <text:list xml:id="list111804469118842" text:continue-list="list3812051240071418413" text:style-name="L3">
        <text:list-item>
          <text:p text:style-name="P11">L’immunité adaptative à médiation humorale</text:p>
          <text:list>
            <text:list-header>
              <text:p text:style-name="P8">Réalisée par les lymphocytes B qui subissent la maturation dans la moelle osseuse. </text:p>
              <text:p text:style-name="P8">Ces lymphocytes B possèdent sur leur membrane des récepteurs appelés « anticorps membranaires » </text:p>
            </text:list-header>
          </text:list>
        </text:list-item>
      </text:list>
      <text:p text:style-name="P9"/>
      <text:p text:style-name="P9"/>
      <text:p text:style-name="P9"/>
      <text:p text:style-name="P10">// Schémas //</text:p>
      <text:p text:style-name="P9"/>
      <text:p text:style-name="P9"/>
      <text:p text:style-name="P9"/>
      <text:list xml:id="list111803249068727" text:continue-numbering="true" text:style-name="L3">
        <text:list-item>
          <text:list>
            <text:list-header>
              <text:p text:style-name="P8">Un anticorps membranaire possèdent quatre chaînes polypeptidiques identiques deux à deux, deux longues et deux légères, ils sont constitués d’une partie constante qui est identique à tous les anticorps, et une partie variable qui va définir la spécificité des anticorps. </text:p>
              <text:p text:style-name="P8">Pour un anticorps, il y a deux sites de fixation identiques à un antigène. </text:p>
              <text:p text:style-name="P8">Un lymphocyte B ne porte qu’un seul type d’anticorps membranaire, et les lymphocytes B diffèrent par leurs anticorps membranaires et leurs types de fixation. </text:p>
              <text:p text:style-name="P8">Ils préexistent avant tout contact avec l’antigène. </text:p>
              <text:p text:style-name="P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3255" officeooo:paragraph-rsid="00033255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VT <text:tab/><text:tab/>T3A Ch2</text:p>
      </style:header>
      <style:footer>
        <text:p text:style-name="Footer"><text:tab/><text:span text:style-name="MT1"><text:page-number text:select-page="current">1</text:page-number></text:span>/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52:30.169000000</meta:creation-date>
    <dc:date>2019-03-21T11:18:02.201000000</dc:date>
    <meta:editing-duration>PT2M51S</meta:editing-duration>
    <meta:editing-cycles>1</meta:editing-cycles>
    <meta:document-statistic meta:table-count="1" meta:image-count="0" meta:object-count="0" meta:page-count="2" meta:paragraph-count="28" meta:word-count="261" meta:character-count="1743" meta:non-whitespace-character-count="1498"/>
    <meta:generator>LibreOffice/5.1.6.2$Windows_x86 LibreOffice_project/07ac168c60a517dba0f0d7bc7540f5afa45f0909</meta:generator>
  </office:meta>
</office:document-meta>
</file>